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 svg:font-family="Palatino-Roma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paragraph-properties fo:margin-top="0cm" fo:margin-bottom="0cm" loext:contextual-spacing="false" fo:line-height="100%" fo:text-align="justify" style:justify-single-word="false"/>
      <style:text-properties officeooo:paragraph-rsid="00bb0070"/>
    </style:style>
    <style:style style:name="P2"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9cd6c1" officeooo:paragraph-rsid="00a582e9" style:font-name-asian="Times New Roman1" style:font-size-asian="9pt" style:font-weight-asian="normal" style:font-name-complex="Palatino-Roman" style:font-size-complex="9pt" style:font-weight-complex="normal"/>
    </style:style>
    <style:style style:name="P3"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9cd6c1" officeooo:paragraph-rsid="00c0a016" style:font-name-asian="Times New Roman1" style:font-size-asian="9pt" style:font-weight-asian="normal" style:font-name-complex="Palatino-Roman" style:font-size-complex="9pt" style:font-weight-complex="normal"/>
    </style:style>
    <style:style style:name="P4"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9e8fd7" officeooo:paragraph-rsid="009e8fd7" style:font-name-asian="Times New Roman1" style:font-size-asian="9pt" style:font-weight-asian="normal" style:font-name-complex="Palatino-Roman" style:font-size-complex="9pt" style:font-weight-complex="normal"/>
    </style:style>
    <style:style style:name="P5"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9e8fd7" officeooo:paragraph-rsid="00a28dec" style:font-name-asian="Times New Roman1" style:font-size-asian="9pt" style:font-weight-asian="normal" style:font-name-complex="Palatino-Roman" style:font-size-complex="9pt" style:font-weight-complex="normal"/>
    </style:style>
    <style:style style:name="P6"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a71366" officeooo:paragraph-rsid="00a71366" style:font-name-asian="Times New Roman1" style:font-size-asian="9pt" style:font-weight-asian="normal" style:font-name-complex="Palatino-Roman" style:font-size-complex="9pt" style:font-weight-complex="normal"/>
    </style:style>
    <style:style style:name="P7"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c0cc49" officeooo:paragraph-rsid="00c0cc49" style:font-name-asian="Times New Roman1" style:font-size-asian="9pt" style:font-weight-asian="normal" style:font-name-complex="Palatino-Roman" style:font-size-complex="9pt" style:font-weight-complex="normal"/>
    </style:style>
    <style:style style:name="P8"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paragraph-rsid="00bb0070" style:font-name-asian="Times New Roman1" style:font-size-asian="9pt" style:font-weight-asian="normal" style:font-name-complex="Palatino-Roman" style:font-size-complex="9pt" style:font-weight-complex="normal"/>
    </style:style>
    <style:style style:name="P9"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b3ac0c" officeooo:paragraph-rsid="00b6782f" style:font-name-asian="Times New Roman1" style:font-size-asian="9pt" style:font-weight-asian="normal" style:font-name-complex="Palatino-Roman" style:font-size-complex="9pt" style:font-weight-complex="normal"/>
    </style:style>
    <style:style style:name="P10"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c55900" officeooo:paragraph-rsid="00c55900" style:font-name-asian="Times New Roman1" style:font-size-asian="9pt" style:font-weight-asian="normal" style:font-name-complex="Palatino-Roman" style:font-size-complex="9pt" style:font-weight-complex="normal"/>
    </style:style>
    <style:style style:name="P11"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c5b759" officeooo:paragraph-rsid="00c5b759" style:font-name-asian="Times New Roman1" style:font-size-asian="9pt" style:font-weight-asian="normal" style:font-name-complex="Palatino-Roman" style:font-size-complex="9pt" style:font-weight-complex="normal"/>
    </style:style>
    <style:style style:name="P12"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cbb4d4" officeooo:paragraph-rsid="00cbb4d4" style:font-name-asian="Times New Roman1" style:font-size-asian="9pt" style:font-weight-asian="normal" style:font-name-complex="Palatino-Roman" style:font-size-complex="9pt" style:font-weight-complex="normal"/>
    </style:style>
    <style:style style:name="P13"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bold" officeooo:rsid="00c0a016" officeooo:paragraph-rsid="00c0a016" style:font-name-asian="Times New Roman1" style:font-size-asian="9pt" style:font-weight-asian="bold" style:font-name-complex="Palatino-Roman" style:font-size-complex="9pt" style:font-weight-complex="bold"/>
    </style:style>
    <style:style style:name="P14"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bold" officeooo:rsid="00be0f84" officeooo:paragraph-rsid="00c0a016" style:font-name-asian="Times New Roman1" style:font-size-asian="9pt" style:font-weight-asian="bold" style:font-name-complex="Palatino-Roman" style:font-size-complex="9pt" style:font-weight-complex="bold"/>
    </style:style>
    <style:style style:name="P15"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bold" officeooo:rsid="00c55900" officeooo:paragraph-rsid="00c55900" style:font-name-asian="Times New Roman1" style:font-size-asian="9pt" style:font-weight-asian="bold" style:font-name-complex="Palatino-Roman" style:font-size-complex="9pt" style:font-weight-complex="bold"/>
    </style:style>
    <style:style style:name="P16"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bold" officeooo:rsid="00c5b759" officeooo:paragraph-rsid="00c5b759" style:font-name-asian="Times New Roman1" style:font-size-asian="9pt" style:font-weight-asian="bold" style:font-name-complex="Palatino-Roman" style:font-size-complex="9pt" style:font-weight-complex="bold"/>
    </style:style>
    <style:style style:name="P17"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bold" officeooo:rsid="00cbb4d4" officeooo:paragraph-rsid="00cbb4d4" style:font-name-asian="Times New Roman1" style:font-size-asian="9pt" style:font-weight-asian="bold" style:font-name-complex="Palatino-Roman" style:font-size-complex="9pt" style:font-weight-complex="bold"/>
    </style:style>
    <style:style style:name="P18" style:family="paragraph" style:parent-style-name="Text_20_body">
      <style:paragraph-properties fo:margin-top="0cm" fo:margin-bottom="0cm" loext:contextual-spacing="false" fo:line-height="100%" fo:text-align="justify" style:justify-single-word="false"/>
      <style:text-properties style:font-name="DejaVu Sans" fo:font-size="9pt" officeooo:paragraph-rsid="00ac6373" style:font-size-asian="9pt" style:font-size-complex="9pt"/>
    </style:style>
    <style:style style:name="P19" style:family="paragraph" style:parent-style-name="Text_20_body">
      <style:paragraph-properties fo:margin-top="0cm" fo:margin-bottom="0cm" loext:contextual-spacing="false" fo:line-height="100%" fo:text-align="justify" style:justify-single-word="false"/>
      <style:text-properties style:font-name="DejaVu Sans" fo:font-size="9pt" officeooo:rsid="00b3ac0c" officeooo:paragraph-rsid="00b595e9" style:font-size-asian="9pt" style:font-size-complex="9pt"/>
    </style:style>
    <style:style style:name="P20" style:family="paragraph" style:parent-style-name="Text_20_body">
      <style:paragraph-properties fo:margin-top="0cm" fo:margin-bottom="0cm" loext:contextual-spacing="false" fo:line-height="100%" fo:text-align="justify" style:justify-single-word="false"/>
      <style:text-properties style:font-name="DejaVu Sans" fo:font-size="9pt" fo:font-weight="bold" officeooo:rsid="00b3ac0c" officeooo:paragraph-rsid="00b95011" style:font-size-asian="9pt" style:font-weight-asian="bold" style:font-size-complex="9pt" style:font-weight-complex="bold"/>
    </style:style>
    <style:style style:name="P21" style:family="paragraph" style:parent-style-name="Text_20_body" style:master-page-name="Standard">
      <style:paragraph-properties fo:margin-top="0cm" fo:margin-bottom="0cm" loext:contextual-spacing="false" fo:line-height="100%" fo:text-align="justify" style:justify-single-word="false" style:page-number="auto"/>
      <style:text-properties fo:color="#000000" style:font-name="DejaVu Sans" fo:font-size="9pt" fo:font-weight="bold" officeooo:rsid="009e8fd7" officeooo:paragraph-rsid="009e8fd7" style:font-name-asian="Times New Roman1" style:font-size-asian="9pt" style:font-weight-asian="bold" style:font-name-complex="Palatino-Roman" style:font-size-complex="9pt" style:font-weight-complex="bold"/>
    </style:style>
    <style:style style:name="P22" style:family="paragraph" style:parent-style-name="Text_20_body">
      <style:paragraph-properties fo:margin-top="0cm" fo:margin-bottom="0cm" loext:contextual-spacing="false" fo:line-height="100%" fo:text-align="justify" style:justify-single-word="false"/>
      <style:text-properties fo:color="#000000" style:font-name="DejaVu Sans" fo:font-size="9pt" fo:font-weight="normal" officeooo:rsid="009cd6c1" officeooo:paragraph-rsid="00bf156b" style:font-name-asian="Times New Roman1" style:font-size-asian="9pt" style:font-weight-asian="normal" style:font-name-complex="Palatino-Roman" style:font-size-complex="9pt" style:font-weight-complex="normal"/>
    </style:style>
    <style:style style:name="T1" style:family="text">
      <style:text-properties fo:color="#ff0000"/>
    </style:style>
    <style:style style:name="T2" style:family="text">
      <style:text-properties fo:font-weight="bold" style:font-weight-asian="bold" style:font-weight-complex="bold"/>
    </style:style>
    <style:style style:name="T3" style:family="text">
      <style:text-properties fo:color="#000000" style:font-name="DejaVu Sans" fo:font-size="9pt" fo:font-weight="normal" style:font-name-asian="Times New Roman1" style:font-size-asian="9pt" style:font-weight-asian="normal" style:font-name-complex="Palatino-Roman" style:font-size-complex="9pt" style:font-weight-complex="normal"/>
    </style:style>
    <style:style style:name="T4" style:family="text">
      <style:text-properties fo:color="#000000" style:font-name="DejaVu Sans" fo:font-size="9pt" fo:font-weight="normal" officeooo:rsid="00ac6373" style:font-name-asian="Times New Roman1" style:font-size-asian="9pt" style:font-weight-asian="normal" style:font-name-complex="Palatino-Roman" style:font-size-complex="9pt" style:font-weight-complex="normal"/>
    </style:style>
    <style:style style:name="T5" style:family="text">
      <style:text-properties fo:color="#000000" style:font-name="DejaVu Sans" fo:font-size="9pt" fo:font-weight="normal" officeooo:rsid="009cd6c1" style:font-name-asian="Times New Roman1" style:font-size-asian="9pt" style:font-weight-asian="normal" style:font-name-complex="Palatino-Roman" style:font-size-complex="9pt" style:font-weight-complex="normal"/>
    </style:style>
    <style:style style:name="T6" style:family="text">
      <style:text-properties fo:color="#000000" fo:font-weight="normal" style:font-name-asian="Times New Roman1" style:font-weight-asian="normal" style:font-name-complex="Palatino-Roman" style:font-weight-complex="normal"/>
    </style:style>
    <style:style style:name="T7" style:family="text">
      <style:text-properties fo:color="#000000" fo:font-weight="normal" officeooo:rsid="00b7d969" style:font-name-asian="Times New Roman1" style:font-weight-asian="normal" style:font-name-complex="Palatino-Roman" style:font-weight-complex="normal"/>
    </style:style>
    <style:style style:name="T8" style:family="text">
      <style:text-properties fo:color="#000000" fo:font-weight="normal" officeooo:rsid="00b95011" style:font-name-asian="Times New Roman1" style:font-weight-asian="normal" style:font-name-complex="Palatino-Roman" style:font-weight-complex="normal"/>
    </style:style>
    <style:style style:name="T9" style:family="text">
      <style:text-properties fo:color="#000000" fo:font-weight="normal" officeooo:rsid="00b6782f" style:font-name-asian="Times New Roman1" style:font-weight-asian="normal" style:font-name-complex="Palatino-Roman" style:font-weight-complex="normal"/>
    </style:style>
    <style:style style:name="T10" style:family="text">
      <style:text-properties fo:color="#000000" style:font-name-asian="Times New Roman1" style:font-name-complex="Palatino-Roman"/>
    </style:style>
    <style:style style:name="T11" style:family="text">
      <style:text-properties fo:color="#000000" officeooo:rsid="00ac6373" style:font-name-asian="Times New Roman1" style:font-name-complex="Palatino-Roman"/>
    </style:style>
    <style:style style:name="T12" style:family="text">
      <style:text-properties officeooo:rsid="00a1c53d"/>
    </style:style>
    <style:style style:name="T13" style:family="text">
      <style:text-properties officeooo:rsid="00a28dec"/>
    </style:style>
    <style:style style:name="T14" style:family="text">
      <style:text-properties officeooo:rsid="00a582e9"/>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2">W</text:span>hat does it mean to vacuum a database?</text:p>
      <text:p text:style-name="P4"><text:a xlink:type="simple" xlink:href="https://stackoverflow.com/questions/2128336/what-does-it-mean-to-vacuum-a-database" text:style-name="Internet_20_link" text:visited-style-name="Visited_20_Internet_20_Link">https://stackoverflow.com/questions/2128336/what-does-it-mean-to-vacuum-a-database</text:a></text:p>
      <text:p text:style-name="P5"><text:a xlink:type="simple" xlink:href="https://stackoverflow.com/questions/25153532/why-is-it-a-vacuum-not-needed-with-mysql-compared-to-the-postgresql" text:style-name="Internet_20_link" text:visited-style-name="Visited_20_Internet_20_Link"><text:span text:style-name="T13">https://stackoverflow.com/questions/25153532/why-is-it-a-vacuum-not-needed-with-mysql-compared-to-the-postgresql</text:span></text:a></text:p>
      <text:p text:style-name="P5"/>
      <text:p text:style-name="P6"><text:span text:style-name="T2">Comparison between PgSQL and MySQL:</text:span> <text:span text:style-name="T1">In general, on complex work-loads, PostgreSQL will be faster, but on simple primary key lookups MySQL with InnoDB will be faster.</text:span></text:p>
      <text:p text:style-name="P18"><text:s text:c="8"/>Historically, the initial PostgreSQL configuration was designed to support older flavors of UNIX where allocating large amounts of memory wasn't necessarily possible. The result was that its use of memory for caching results was, by default, very pessimistic. On modern systems, the defaults have gotten much less pessimistic in recent releases. System configuration is now examined at database initialization time and more memory allocated if it is possible to do so. As a result, the untuned default configurations on recent PostgreSQL versions perform significantly better than older versions.</text:p>
      <text:p text:style-name="P18"><text:s text:c="9"/>Those who support PostgreSQL argue that its standards support and ACID compliance outweighs MySQL’s speed. MySQL remains popular thanks to its inclusion in every Linux Web hosting package, meaning that many Web developers have used it; but ever since Oracle bought Sun, which owned the MySQL copyright and trademark, there have been widespread concerns that the platform isn’t quite as open-source as before. Meanwhile, PostgreSQL not only got faster, it also added JSON, making it one of the few relational databases to also support NoSQL.</text:p>
      <text:p text:style-name="P1"><text:span text:style-name="T4"><text:s text:c="8"/>T</text:span><text:span text:style-name="T3">he point is almost everything in computing is trade off between time, space and memory and different databases decide to make different trade offs. Traditionally PG does not sacrifice integrity and reliability for speed and stays true to being a database that holds and protects your data, MySQL and MyISAM are more lenient and </text:span><text:span text:style-name="Emphasis"><text:span text:style-name="T3">may</text:span></text:span><text:span text:style-name="T3"> be or have been faster than PG, but the speed comes at the cost of other things.</text:span></text:p>
      <text:p text:style-name="P8"/>
      <text:p text:style-name="P20"><text:span text:style-name="T11">W</text:span><text:span text:style-name="T10">hy to choose PgSQL over MySQL </text:span><text:span text:style-name="T8">(</text:span><text:span text:style-name="T9">Must read the conclusion of the </text:span><text:span text:style-name="T7">following</text:span><text:span text:style-name="T9"> link</text:span><text:span text:style-name="T8">)</text:span><text:span text:style-name="T10">?</text:span></text:p>
      <text:p text:style-name="P19"><text:a xlink:type="simple" xlink:href="https://insights.dice.com/2015/03/19/why-i-choose-postgresql-over-mysqlmariadb/" text:style-name="Internet_20_link" text:visited-style-name="Visited_20_Internet_20_Link"><text:span text:style-name="T6">https://insights.dice.com/2015/03/19/why-i-choose-postgresql-over-mysqlmariadb/</text:span></text:a></text:p>
      <text:p text:style-name="P9"/>
      <text:p text:style-name="P14">Other important links:</text:p>
      <text:p text:style-name="P3"><text:a xlink:type="simple" xlink:href="https://dba.stackexchange.com/questions/41232/performance-difference-between-mysql-and-postgresql-for-the-same-schema-queries" text:style-name="Internet_20_link" text:visited-style-name="Visited_20_Internet_20_Link"><text:span text:style-name="T14">https://dba.stackexchange.com/questions/41232/performance-difference-between-mysql-and-postgresql-for-the-same-schema-queries</text:span></text:a></text:p>
      <text:p text:style-name="P2"><text:a xlink:type="simple" xlink:href="https://www.2ndquadrant.com/en/postgresql/postgresql-vs-mysql/" text:style-name="Internet_20_link" text:visited-style-name="Visited_20_Internet_20_Link">https://www.2ndquadrant.com/en/postgresql/postgresql-vs-mysql/</text:a></text:p>
      <text:p text:style-name="P22"><text:a xlink:type="simple" xlink:href="https://www.2ndquadrant.com/en/postgresql/postgresql-vs-mysql/" text:style-name="Internet_20_link" text:visited-style-name="Visited_20_Internet_20_Link"><text:span text:style-name="T5"/></text:a></text:p>
      <text:p text:style-name="P13">PgSQL interview questions:</text:p>
      <text:p text:style-name="P7"><text:a xlink:type="simple" xlink:href="https://www.globalguideline.com/interview_questions/Questions.php?sc=postgresqk_database" text:style-name="Internet_20_link" text:visited-style-name="Visited_20_Internet_20_Link">https://www.globalguideline.com/interview_questions/Questions.php?sc=postgresqk_database</text:a>_</text:p>
      <text:p text:style-name="P7"/>
      <text:p text:style-name="P15">PgSQL Json:</text:p>
      <text:p text:style-name="P10"><text:a xlink:type="simple" xlink:href="http://www.postgresqltutorial.com/postgresql-json/" text:style-name="Internet_20_link" text:visited-style-name="Visited_20_Internet_20_Link">http://www.postgresqltutorial.com/postgresql-json/</text:a></text:p>
      <text:p text:style-name="P10"/>
      <text:p text:style-name="P17">PgSQL indexes on Json field:</text:p>
      <text:p text:style-name="P12"><text:a xlink:type="simple" xlink:href="https://stackoverflow.com/questions/17807030/how-to-create-index-on-json-field-in-postgres-9-3" text:style-name="Internet_20_link" text:visited-style-name="Visited_20_Internet_20_Link">https://stackoverflow.com/questions/17807030/how-to-create-index-on-json-field-in-postgres-9-3</text:a></text:p>
      <text:p text:style-name="P12"/>
      <text:p text:style-name="P16">PgSQL Hstore:</text:p>
      <text:p text:style-name="P11"><text:a xlink:type="simple" xlink:href="http://www.postgresqltutorial.com/postgresql-hstore/" text:style-name="Internet_20_link" text:visited-style-name="Visited_20_Internet_20_Link">http://www.postgresqltutorial.com/postgresql-hstore/</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Mono" svg:font-family="'Liberation Mono'"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iberation Mono1" svg:font-family="'Liberation Mono'" style:font-family-generic="system" style:font-pitch="variable"/>
    <style:font-face style:name="Noto Sans CJK SC Regular" svg:font-family="'Noto Sans CJK SC Regular'" style:font-family-generic="system" style:font-pitch="variable"/>
    <style:font-face style:name="Palatino-Roman" svg:font-family="Palatino-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1" style:font-size-asian="11pt" style:language-asian="en" style:country-asian="US" style:font-name-complex="DejaVu Sans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1" style:font-family-asian="'DejaVu Sans'" style:font-family-generic-asian="system" style:font-pitch-asian="variable" style:font-size-asian="14pt" style:font-weight-asian="bold" style:font-name-complex="DejaVu Sans1"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327</meta:editing-cycles>
    <meta:creation-date>2015-08-07T20:28:00</meta:creation-date>
    <dc:date>2019-06-10T15:22:15.651662883</dc:date>
    <meta:editing-duration>P7DT3H25M36S</meta:editing-duration>
    <meta:generator>LibreOffice/5.1.6.2$Linux_X86_64 LibreOffice_project/10m0$Build-2</meta:generator>
    <meta:document-statistic meta:table-count="0" meta:image-count="0" meta:object-count="0" meta:page-count="1" meta:paragraph-count="20" meta:word-count="317" meta:character-count="2703" meta:non-whitespace-character-count="2381"/>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